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ONLINE WEATHER STATION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Developed by: WenU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EVELOPER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rudy Akortia</text:p>
                <text:p/>
              </text:list-item>
              <text:list-item>
                <text:p>Innocent Fiadu</text:p>
                <text:p/>
              </text:list-item>
              <text:list-item>
                <text:p>Bonsu Emmanuel</text:p>
                <text:p/>
              </text:list-item>
              <text:list-item>
                <text:p>Dim Arinz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BOUT WOW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WenUs Online Weather Station (WOWS)</text:p>
                <text:p/>
              </text:list-item>
              <text:list-item>
                <text:p>It is an application :</text:p>
                <text:list>
                  <text:list-item>
                    <text:p>Hosted on Heroku</text:p>
                  </text:list-item>
                  <text:list-item>
                    <text:p>Weather API (PYOWM)</text:p>
                  </text:list-item>
                  <text:list-item>
                    <text:p>Python (Flask)</text:p>
                  </text:list-item>
                  <text:list-item>
                    <text:p>Editors (HTML and CS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EATHER FORECAST</text:p>
          </draw:text-box>
        </draw:frame>
        <draw:frame presentation:style-name="pr5" draw:layer="layout" svg:width="24cm" svg:height="12.18cm" svg:x="2cm" svg:y="4.41cm" presentation:class="outline" presentation:user-transformed="true">
          <draw:text-box>
            <text:list text:style-name="L3">
              <text:list-item>
                <text:p>The station displays :</text:p>
                <text:list>
                  <text:list-item>
                    <text:p>Temperature.</text:p>
                  </text:list-item>
                  <text:list-item>
                    <text:p>Atmospheric Pressure.</text:p>
                  </text:list-item>
                  <text:list-item>
                    <text:p>Humidity.</text:p>
                  </text:list-item>
                  <text:list-item>
                    <text:p>Wind Speed.</text:p>
                  </text:list-item>
                  <text:list-item>
                    <text:p>Wind Direction.</text:p>
                  </text:list-item>
                  <text:list-item>
                    <text:p>Sunset and Sunrise.</text:p>
                  </text:list-item>
                  <text:list-item>
                    <text:p>Time Referenc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HY WOW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/>
              </text:list-header>
              <text:list-item>
                <text:p>It is a product of science that impacts the lives of many people. </text:p>
                <text:p/>
                <text:p/>
              </text:list-item>
              <text:list-item>
                <text:p>Weather forecasts are important, they would certainly be missed if they were not ther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HY WOW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2">Basic various reasons:</text:p>
                <text:list>
                  <text:list-item>
                    <text:p>How to dress</text:p>
                  </text:list-item>
                  <text:list-item>
                    <text:p>People plan for power production</text:p>
                  </text:list-item>
                  <text:list-item>
                    <text:p>Take extra gear <text:s/>(i.e. umbrella, rain coat, sun screen)</text:p>
                  </text:list-item>
                  <text:list-item>
                    <text:p>Plan outdoor activities </text:p>
                  </text:list-item>
                  <text:list-item>
                    <text:p>Sort of weather can be expec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HALLENGES</text:p>
          </draw:text-box>
        </draw:frame>
        <draw:frame presentation:style-name="pr5" draw:layer="layout" svg:width="24cm" svg:height="12.18cm" svg:x="2cm" svg:y="6.1cm" presentation:class="outline" presentation:user-transformed="true">
          <draw:text-box>
            <text:list text:style-name="L3">
              <text:list-item>
                <text:p>Time</text:p>
                <text:p/>
              </text:list-item>
              <text:list-item>
                <text:p>Conflict (GitHub)</text:p>
                <text:p/>
              </text:list-item>
              <text:list-item>
                <text:p>Integration ( Flask, HTML and CSS)</text:p>
                <text:p/>
              </text:list-item>
              <text:list-item>
                <text:p>Internet 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6T10:53:20.059684227</meta:creation-date>
    <meta:editing-duration>PT1H3M38S</meta:editing-duration>
    <meta:editing-cycles>8</meta:editing-cycles>
    <meta:generator>LibreOffice/6.1.5.2$Linux_ARM_EABI LibreOffice_project/10$Build-2</meta:generator>
    <dc:title>Impress</dc:title>
    <dc:date>2019-07-26T12:15:33.668430669</dc:date>
    <meta:document-statistic meta:object-count="62"/>
  </office:meta>
</office:document-meta>
</file>